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Mono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5"/>
        <table:table-column table:style-name="co7" table:default-cell-style-name="ce22"/>
        <table:table-column table:style-name="co8" table:number-columns-repeated="1016" table:default-cell-style-name="ce25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3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0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4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3" office:value-type="string" calcext:value-type="string">
            <text:p>Location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P/N</text:p>
          </table:table-cell>
          <table:table-cell table:style-name="ce18" office:value-type="string" calcext:value-type="string">
            <text:p>Qty</text:p>
          </table:table-cell>
          <table:table-cell table:style-name="ce13" office:value-type="string" calcext:value-type="string">
            <text:p>Package</text:p>
          </table:table-cell>
          <table:table-cell table:style-name="ce18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1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0" office:value-type="string" calcext:value-type="string">
            <text:p>MAX6954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1" office:value-type="string" calcext:value-type="string">
            <text:p>D431000ACZ-70L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1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/>
          <table:table-cell table:style-name="ce21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05:10.312959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1-05T18:24:52.776977294</dc:date>
    <meta:generator>LibreOffice/7.6.2.1$Linux_X86_64 LibreOffice_project/60$Build-1</meta:generator>
    <meta:editing-duration>P2DT14H39M27S</meta:editing-duration>
    <meta:editing-cycles>240</meta:editing-cycles>
    <meta:document-statistic meta:table-count="2" meta:cell-count="29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